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3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7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4" style:family="graphic" style:parent-style-name="standard">
      <style:graphic-properties svg:stroke-color="#333333" draw:fill="solid" draw:fill-color="#ff0000" draw:textarea-horizontal-align="justify" draw:textarea-vertical-align="middle" draw:auto-grow-height="false" fo:min-height="0.062cm" fo:min-width="2.45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6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min-height="3.3cm" fo:min-width="4.25cm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28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min-height="0.597cm" fo:min-width="27.4cm" fo:padding-top="0.175cm" fo:padding-bottom="0.175cm" fo:padding-left="0.3cm" fo:padding-right="0.3cm"/>
    </style:style>
    <style:style style:name="gr29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0.45cm" fo:min-width="27.4cm" fo:padding-top="0.175cm" fo:padding-bottom="0.175cm" fo:padding-left="0.3cm" fo:padding-right="0.3cm"/>
    </style:style>
    <style:style style:name="gr30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min-height="1.25cm" fo:min-width="27.4cm" fo:padding-top="0.175cm" fo:padding-bottom="0.175cm" fo:padding-left="0.3cm" fo:padding-right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2.95cm" fo:min-width="10.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333333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color="#b2b2b2" style:font-name="Droid Sans" fo:font-weight="normal" style:font-weight-asian="normal" style:font-weight-complex="normal"/>
    </style:style>
    <style:style style:name="P6" style:family="paragraph">
      <loext:graphic-properties draw:fill="none" draw:fill-color="#ffffff"/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7" style:family="paragraph">
      <loext:graphic-properties draw:fill="none" draw:fill-color="#ffffff"/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solid" draw:fill-color="#666666"/>
      <style:paragraph-properties fo:text-align="center"/>
    </style:style>
    <style:style style:name="P10" style:family="paragraph">
      <loext:graphic-properties draw:fill="none" draw:fill-color="#ffffff"/>
      <style:text-properties fo:color="#b2b2b2" style:font-name="Droid Sans" fo:font-size="18pt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style:font-name="Droid Sans" fo:font-size="11pt" style:font-size-asian="11pt" style:font-size-complex="11pt"/>
    </style:style>
    <style:style style:name="P12" style:family="paragraph">
      <loext:graphic-properties draw:fill="none" draw:fill-color="#ffffff"/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3" style:family="paragraph">
      <loext:graphic-properties draw:fill="hatch" draw:fill-color="#eeeeee" draw:fill-hatch-name="Hatching_20_1"/>
      <style:paragraph-properties fo:text-align="center"/>
      <style:text-properties style:font-name="Droid Sans" fo:font-size="16pt" style:font-size-asian="16pt" style:font-size-complex="16pt"/>
    </style:style>
    <style:style style:name="P14" style:family="paragraph">
      <loext:graphic-properties draw:fill="none" draw:fill-color="#ffffff"/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solid" draw:fill-color="#ff0000"/>
      <style:paragraph-properties fo:text-align="center"/>
    </style:style>
    <style:style style:name="P16" style:family="paragraph">
      <loext:graphic-properties draw:fill="none" draw:fill-color="#ffffff"/>
      <style:text-properties style:font-name="Droid Sans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/>
      <style:text-properties fo:color="#ff0000" style:font-name="Droid Sans" fo:font-size="12pt" style:font-size-asian="12pt" style:font-size-complex="12pt"/>
    </style:style>
    <style:style style:name="P18" style:family="paragraph">
      <loext:graphic-properties draw:fill="hatch" draw:fill-color="#ffffff" draw:fill-hatch-name="Hatching_20_3" draw:fill-hatch-solid="false"/>
      <style:paragraph-properties fo:text-align="center"/>
      <style:text-properties style:font-name="Droid Sans" fo:font-size="16pt" style:font-size-asian="16pt" style:font-size-complex="16pt"/>
    </style:style>
    <style:style style:name="P19" style:family="paragraph">
      <loext:graphic-properties draw:fill="none" draw:fill-color="#ffffff"/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1c1c1c"/>
      <style:paragraph-properties fo:text-align="center"/>
    </style:style>
    <style:style style:name="P22" style:family="paragraph">
      <loext:graphic-properties draw:fill="solid" draw:fill-color="#eeeeee"/>
      <style:paragraph-properties fo:text-align="center"/>
    </style:style>
    <style:style style:name="P23" style:family="paragraph">
      <loext:graphic-properties draw:fill="none" draw:fill-color="#ffffff"/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="none" draw:fill-color="#ffffff"/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/>
      <style:text-properties fo:color="#dddddd" style:font-name="Droid Sans" fo:font-size="12pt" style:font-size-asian="12pt" style:font-size-complex="12pt"/>
    </style:style>
    <style:style style:name="P27" style:family="paragraph">
      <style:text-properties fo:font-size="12pt" style:font-size-asian="18pt" style:font-size-complex="18pt"/>
    </style:style>
    <style:style style:name="P28" style:family="paragraph">
      <loext:graphic-properties draw:fill="none" draw:fill-color="#ffffff"/>
      <style:text-properties fo:font-size="12pt" style:font-size-asian="18pt" style:font-size-complex="18pt"/>
    </style:style>
    <style:style style:name="P29" style:family="paragraph">
      <style:text-properties fo:font-size="18pt"/>
    </style:style>
    <style:style style:name="P30" style:family="paragraph">
      <style:paragraph-properties fo:text-align="start"/>
      <style:text-properties fo:font-size="12pt"/>
    </style:style>
    <style:style style:name="P31" style:family="paragraph">
      <style:text-properties fo:font-size="24pt" style:font-size-asian="18pt" style:font-size-complex="18pt"/>
    </style:style>
    <style:style style:name="P32" style:family="paragraph">
      <loext:graphic-properties draw:fill="none" draw:fill-color="#ffffff"/>
      <style:text-properties fo:font-size="24pt" style:font-size-asian="18pt" style:font-size-complex="18pt"/>
    </style:style>
    <style:style style:name="P33" style:family="paragraph">
      <style:paragraph-properties fo:text-align="center"/>
      <style:text-properties fo:font-weight="bold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2pt" style:font-size-asian="18pt" style:font-size-complex="18pt"/>
    </style:style>
    <style:style style:name="T14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cm" svg:height="5.192cm" svg:x="0cm" svg:y="7.4cm">
          <draw:text-box>
            <text:p text:style-name="P2"><text:span text:style-name="T1">Soutenance de projet annuel</text:span></text:p>
            <text:p text:style-name="P2"><text:span text:style-name="T1">-</text:span></text:p>
            <text:p text:style-name="P2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6" draw:layer="layout" svg:width="20.4cm" svg:height="1.081cm" svg:x="1.6cm" svg:y="4.519cm">
          <draw:text-box>
            <text:p><text:span text:style-name="T3">1) Présentation du projet</text:span></text:p>
          </draw:text-box>
        </draw:frame>
        <draw:frame draw:style-name="gr6" draw:text-style-name="P6" draw:layer="layout" svg:width="20.4cm" svg:height="1.081cm" svg:x="1.6cm" svg:y="8.289cm">
          <draw:text-box>
            <text:p><text:span text:style-name="T3">2) L'aspect organisationnel</text:span></text:p>
          </draw:text-box>
        </draw:frame>
        <draw:frame draw:style-name="gr7" draw:text-style-name="P7" draw:layer="layout" svg:width="18.4cm" svg:height="0.911cm" svg:x="3.6cm" svg:y="9.408cm">
          <draw:text-box>
            <text:p><text:span text:style-name="T4">a) Budget projet et organisation</text:span></text:p>
          </draw:text-box>
        </draw:frame>
        <draw:frame draw:style-name="gr7" draw:text-style-name="P7" draw:layer="layout" svg:width="18.4cm" svg:height="0.911cm" svg:x="3.6cm" svg:y="10.378cm">
          <draw:text-box>
            <text:p><text:span text:style-name="T4">b) Engagements sur l'organisation et la qualité</text:span></text:p>
          </draw:text-box>
        </draw:frame>
        <draw:frame draw:style-name="gr6" draw:text-style-name="P6" draw:layer="layout" svg:width="20.4cm" svg:height="1.081cm" svg:x="1.6cm" svg:y="13.289cm">
          <draw:text-box>
            <text:p><text:span text:style-name="T3">3) Nos retours sur l'expérience SmartLogger</text:span></text:p>
          </draw:text-box>
        </draw:frame>
        <draw:frame draw:style-name="gr7" draw:text-style-name="P7" draw:layer="layout" svg:width="18.4cm" svg:height="0.911cm" svg:x="3.6cm" svg:y="14.408cm">
          <draw:text-box>
            <text:p><text:span text:style-name="T4">a) Alternatives de développement</text:span></text:p>
          </draw:text-box>
        </draw:frame>
        <draw:frame draw:style-name="gr7" draw:text-style-name="P7" draw:layer="layout" svg:width="18.4cm" svg:height="0.911cm" svg:x="3.6cm" svg:y="15.378cm">
          <draw:text-box>
            <text:p><text:span text:style-name="T4">b) Apports du projet</text:span></text:p>
          </draw:text-box>
        </draw:frame>
        <draw:frame draw:style-name="gr7" draw:text-style-name="P7" draw:layer="layout" svg:width="18.4cm" svg:height="0.911cm" svg:x="3.6cm" svg:y="11.289cm">
          <draw:text-box>
            <text:p><text:span text:style-name="T4">c) Difficultés rencontrées et solutions appliquées // Moi</text:span></text:p>
          </draw:text-box>
        </draw:frame>
        <draw:frame draw:style-name="gr7" draw:text-style-name="P7" draw:layer="layout" svg:width="18.4cm" svg:height="0.911cm" svg:x="3.6cm" svg:y="5.6cm">
          <draw:text-box>
            <text:p><text:span text:style-name="T4">a) Description succincte</text:span></text:p>
          </draw:text-box>
        </draw:frame>
        <draw:frame draw:style-name="gr7" draw:text-style-name="P7" draw:layer="layout" svg:width="18.4cm" svg:height="0.911cm" svg:x="3.6cm" svg:y="6.511cm">
          <draw:text-box>
            <text:p><text:span text:style-name="T4">b) Solution réalisée</text:span><text:span text:style-name="T4"> // Moi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11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12" draw:layer="layout" svg:width="5.2cm" svg:height="0.911cm" svg:x="4cm" svg:y="4.689cm">
          <draw:text-box>
            <text:p text:style-name="P2"><text:span text:style-name="T7">Clients</text:span></text:p>
          </draw:text-box>
        </draw:frame>
        <draw:custom-shape draw:style-name="gr10" draw:text-style-name="P13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2cm" svg:height="0.911cm" svg:x="14.8cm" svg:y="4.689cm">
          <draw:text-box>
            <text:p text:style-name="P2"><text:span text:style-name="T7">SmartLogger</text:span></text:p>
          </draw:text-box>
        </draw:frame>
        <draw:frame draw:style-name="gr12" draw:text-style-name="P14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5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5" draw:layer="layout" svg:width="5cm" svg:height="0.6cm" svg:x="9.4cm" svg:y="13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6" draw:layer="layout" svg:width="4.6cm" svg:height="1.243cm" svg:x="9.8cm" svg:y="12.4cm">
          <draw:text-box>
            <text:p><text:span text:style-name="T6">Levée d'une alerte</text:span></text:p>
          </draw:text-box>
        </draw:frame>
        <draw:frame draw:style-name="gr14" draw:text-style-name="P17" draw:layer="layout" svg:width="3.4cm" svg:height="1.192cm" svg:x="10.4cm" svg:y="13.408cm">
          <draw:text-box>
            <text:p text:style-name="P2"><text:span text:style-name="T9">Mail, Slack</text:span></text:p>
          </draw:text-box>
        </draw:frame>
        <draw:custom-shape draw:style-name="gr15" draw:text-style-name="P18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3.8cm" svg:height="1.555cm" svg:x="5.6cm" svg:y="13.645cm">
          <draw:text-box>
            <text:p text:style-name="P2"><text:span text:style-name="T10">Opérateur</text:span></text:p>
          </draw:text-box>
        </draw:frame>
        <draw:line draw:style-name="gr17" draw:text-style-name="P20" draw:layer="layout" svg:x1="7.6cm" svg:y1="12.607cm" svg:x2="7cm" svg:y2="13.407cm">
          <text:p/>
        </draw:line>
        <draw:line draw:style-name="gr17" draw:text-style-name="P20" draw:layer="layout" svg:x1="7.6cm" svg:y1="12.607cm" svg:x2="8.2cm" svg:y2="13.407cm">
          <text:p/>
        </draw:line>
        <draw:line draw:style-name="gr17" draw:text-style-name="P20" draw:layer="layout" svg:x1="7.6cm" svg:y1="12.607cm" svg:x2="7.6cm" svg:y2="11.407cm">
          <text:p/>
        </draw:line>
        <draw:custom-shape draw:style-name="gr18" draw:text-style-name="P21" draw:layer="layout" svg:width="0.8cm" svg:height="0.8cm" svg:x="7.2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0" draw:layer="layout" svg:x1="8.4cm" svg:y1="12.007cm" svg:x2="6.8cm" svg:y2="12.007cm">
          <text:p/>
        </draw:line>
        <draw:custom-shape draw:style-name="gr19" draw:text-style-name="P22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3" draw:layer="layout" svg:width="4.4cm" svg:height="1.111cm" svg:x="15.6cm" svg:y="12.6cm">
          <draw:text-box>
            <text:p text:style-name="P2"><text:span text:style-name="T11">Analyse</text:span></text:p>
          </draw:text-box>
        </draw:frame>
        <draw:frame draw:style-name="gr21" draw:text-style-name="P23" draw:layer="layout" svg:width="5.4cm" svg:height="1.6cm" svg:x="18.8cm" svg:y="6.6cm">
          <draw:text-box>
            <text:p text:style-name="P2"><text:span text:style-name="T11">Apprentissage</text:span></text:p>
          </draw:text-box>
        </draw:frame>
        <draw:frame draw:style-name="gr9" draw:text-style-name="P16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24" draw:layer="layout" svg:width="9.8cm" svg:height="1.571cm" svg:x="1cm" svg:y="16.629cm">
          <draw:text-box>
            <text:p><text:span text:style-name="T8">En une phrase, SmartLogger doit...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25"><text:span text:style-name="T12">Description succincte</text:span></text:p>
          </draw:text-box>
        </draw:frame>
        <draw:frame draw:style-name="gr9" draw:text-style-name="P11" draw:layer="layout" svg:width="3.8cm" svg:height="1.243cm" svg:x="9.8cm" svg:y="10.6cm">
          <draw:text-box>
            <text:p><text:span text:style-name="T6">Interactions</text:span></text:p>
          </draw:text-box>
        </draw:frame>
        <draw:custom-shape draw:style-name="gr13" draw:text-style-name="P15" draw:layer="layout" svg:width="4.999cm" svg:height="0.6cm" svg:x="9.401cm" svg:y="11.14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11" draw:layer="layout" svg:width="3.8cm" svg:height="1.243cm" svg:x="5.4cm" svg:y="11.246cm">
          <draw:text-box>
            <text:p><text:span text:style-name="T6">Envoi d'un log</text:span></text:p>
          </draw:text-box>
        </draw:frame>
        <draw:frame draw:style-name="gr7" draw:text-style-name="P12" draw:layer="layout" svg:width="5.2cm" svg:height="0.911cm" svg:x="0.4cm" svg:y="9.2cm">
          <draw:text-box>
            <text:p text:style-name="P2"><text:span text:style-name="T7">Clients</text:span></text:p>
          </draw:text-box>
        </draw:frame>
        <draw:custom-shape draw:style-name="gr10" draw:text-style-name="P13" draw:layer="layout" svg:width="9.2cm" svg:height="8.8cm" svg:x="9.303cm" svg:y="8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9.2cm" svg:height="0.911cm" svg:x="9.6cm" svg:y="7.089cm">
          <draw:text-box>
            <text:p text:style-name="P2"><text:span text:style-name="T7">SmartLogger</text:span></text:p>
          </draw:text-box>
        </draw:frame>
        <draw:frame draw:style-name="gr12" draw:text-style-name="P14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5" draw:layer="layout" svg:width="3.199cm" svg:height="0.6cm" svg:x="5.801cm" svg:y="11.8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18" draw:layer="layout" svg:width="4.8cm" svg:height="3.6cm" svg:x="0.6cm" svg:y="10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2" draw:layer="layout" svg:width="4.4cm" svg:height="4.4cm" svg:x="11.2cm" svg:y="11.6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22" draw:layer="layout" svg:width="4.4cm" svg:height="4.4cm" svg:x="12.6cm" svg:y="9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23" draw:layer="layout" svg:width="4.4cm" svg:height="1.111cm" svg:x="10.4cm" svg:y="15cm">
          <draw:text-box>
            <text:p text:style-name="P2"><text:span text:style-name="T11">Analyse</text:span></text:p>
          </draw:text-box>
        </draw:frame>
        <draw:frame draw:style-name="gr21" draw:text-style-name="P23" draw:layer="layout" svg:width="5.4cm" svg:height="1.6cm" svg:x="13.6cm" svg:y="9cm">
          <draw:text-box>
            <text:p text:style-name="P2"><text:span text:style-name="T11">Apprentissage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25"><text:span text:style-name="T12">Solution réalisée</text:span></text:p>
          </draw:text-box>
        </draw:frame>
        <draw:custom-shape draw:style-name="gr15" draw:text-style-name="P18" draw:layer="layout" svg:width="4.8cm" svg:height="3.6cm" svg:x="22cm" svg:y="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3.199cm" svg:height="0.6cm" svg:x="18.8cm" svg:y="9.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5" draw:text-style-name="P28" draw:layer="layout" svg:width="2.907cm" svg:height="1.673cm" svg:x="18.8cm" svg:y="9.2cm">
          <draw:text-box>
            <text:p text:style-name="P27"><text:span text:style-name="T13">Sauvegarde </text:span></text:p>
            <text:p text:style-name="P27"><text:span text:style-name="T13"/></text:p>
            <text:p text:style-name="P27"><text:span text:style-name="T13"><text:s/></text:span><text:span text:style-name="T13">d'un log</text:span></text:p>
          </draw:text-box>
        </draw:frame>
        <draw:frame draw:style-name="gr16" draw:text-style-name="P12" draw:layer="layout" svg:width="6.2cm" svg:height="1.555cm" svg:x="21.4cm" svg:y="7cm">
          <draw:text-box>
            <text:p text:style-name="P2"><text:span text:style-name="T7">Lac de Données</text:span></text:p>
          </draw:text-box>
        </draw:frame>
        <draw:custom-shape draw:style-name="gr26" draw:text-style-name="P18" draw:layer="layout" svg:width="4.8cm" svg:height="3.6cm" svg:x="22cm" svg:y="13cm">
          <text:p/>
          <draw:enhanced-geometry svg:viewBox="0 0 21600 21600" draw:type="rectangle" draw:enhanced-path="M 0 0 L 21600 0 21600 21600 0 21600 0 0 Z N"/>
        </draw:custom-shape>
        <draw:frame draw:style-name="gr16" draw:text-style-name="P12" draw:layer="layout" svg:width="6.2cm" svg:height="1.555cm" svg:x="21.2cm" svg:y="16.6cm">
          <draw:text-box>
            <text:p text:style-name="P2"><text:span text:style-name="T7">Sorties</text:span></text:p>
          </draw:text-box>
        </draw:frame>
        <draw:custom-shape draw:style-name="gr24" draw:text-style-name="P15" draw:layer="layout" svg:width="3.199cm" svg:height="0.6cm" svg:x="18.8cm" svg:y="14.6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28" draw:layer="layout" svg:width="1.8cm" svg:height="0.725cm" svg:x="19.4cm" svg:y="14.075cm">
          <draw:text-box>
            <text:p text:style-name="P27"><text:span text:style-name="T13">Notifi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custom-shape draw:style-name="gr28" draw:text-style-name="P9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10" draw:layer="layout" svg:width="11cm" svg:height="0.996cm" svg:x="0cm" svg:y="0.604cm">
          <draw:text-box>
            <text:p text:style-name="P29"><text:span text:style-name="T5">Présentation du projet</text:span></text:p>
          </draw:text-box>
        </draw:frame>
        <draw:frame draw:style-name="gr23" draw:text-style-name="P26" draw:layer="layout" svg:width="28cm" svg:height="0.747cm" svg:x="0cm" svg:y="1.601cm">
          <draw:text-box>
            <text:p text:style-name="P30"><text:span text:style-name="T12">Principales difficultés rencontrées</text:span></text:p>
          </draw:text-box>
        </draw:frame>
        <draw:custom-shape draw:style-name="gr31" draw:text-style-name="P2" draw:layer="layout" svg:width="10.8cm" svg:height="3.2cm" svg:x="1.6cm" svg:y="8.8cm">
          <text:p text:style-name="P2">Mauvaise Architecture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9.2cm" svg:height="2.139cm" svg:x="2.6cm" svg:y="3.661cm">
          <draw:text-box>
            <text:p text:style-name="P31"><text:span text:style-name="T14">Difficultés Techniques</text:span></text:p>
          </draw:text-box>
        </draw:frame>
        <draw:custom-shape draw:style-name="gr31" draw:text-style-name="P2" draw:layer="layout" svg:width="10.8cm" svg:height="3.2cm" svg:x="1.6cm" svg:y="12.6cm">
          <text:p text:style-name="P2">Manque de cours dédiés</text:p>
          <text:p text:style-name="P2">à la préconception</text:p>
          <draw:enhanced-geometry svg:viewBox="0 0 21600 21600" draw:type="rectangle" draw:enhanced-path="M 0 0 L 21600 0 21600 21600 0 21600 0 0 Z N"/>
        </draw:custom-shape>
        <draw:frame draw:style-name="gr32" draw:text-style-name="P32" draw:layer="layout" svg:width="9.2cm" svg:height="2.139cm" svg:x="15.8cm" svg:y="3.6cm">
          <draw:text-box>
            <text:p text:style-name="P31"><text:span text:style-name="T14">Difficultés Humaines</text:span></text:p>
          </draw:text-box>
        </draw:frame>
        <draw:custom-shape draw:style-name="gr31" draw:text-style-name="P33" draw:layer="layout" svg:width="10.8cm" svg:height="3.2cm" svg:x="1.6cm" svg:y="5cm">
          <text:p text:style-name="P2">Nouvelles Technologies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0.8cm" svg:height="3.2cm" svg:x="14.8cm" svg:y="5cm">
          <text:p text:style-name="P2">Manque d’intérêt / motivation</text:p>
          <text:p text:style-name="P2"><text:s/>pour le projet.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0.8cm" svg:height="3.2cm" svg:x="14.8cm" svg:y="8.8cm">
          <text:p text:style-name="P2">Chef de projet trop « laxiste »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0.8cm" svg:height="3.2cm" svg:x="14.8cm" svg:y="12.6cm">
          <text:p text:style-name="P2">Travail à distance</text:p>
          <draw:enhanced-geometry svg:viewBox="0 0 21600 21600" draw:type="rectangle" draw:enhanced-path="M 0 0 L 21600 0 21600 21600 0 21600 0 0 Z N"/>
        </draw:custom-shape>
        <draw:custom-shape draw:style-name="gr31" draw:text-style-name="P33" draw:layer="layout" svg:width="10.8cm" svg:height="3.2cm" svg:x="14.8cm" svg:y="16.4cm">
          <text:p text:style-name="P2">Problème de communications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5-19T14:41:32.212901662</dc:date>
    <meta:editing-duration>PT6H54M44S</meta:editing-duration>
    <meta:editing-cycles>162</meta:editing-cycles>
    <meta:generator>LibreOffice/5.0.6.2$Linux_X86_64 LibreOffice_project/00$Build-2</meta:generator>
    <meta:document-statistic meta:object-count="114"/>
  </office:meta>
</office:document-meta>
</file>